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text-properties officeooo:rsid="00027405" officeooo:paragraph-rsid="00027405"/>
    </style:style>
    <style:style style:name="P2" style:family="paragraph" style:parent-style-name="List_20_Paragraph">
      <style:paragraph-properties fo:margin-left="0cm" fo:margin-right="0cm" fo:text-indent="0cm" style:auto-text-indent="false"/>
      <style:text-properties officeooo:rsid="0005eb2f" officeooo:paragraph-rsid="0005eb2f"/>
    </style:style>
    <style:style style:name="P3" style:family="paragraph" style:parent-style-name="List_20_Paragraph">
      <style:paragraph-properties fo:margin-left="0cm" fo:margin-right="0cm" fo:text-indent="0cm" style:auto-text-indent="false"/>
      <style:text-properties officeooo:paragraph-rsid="0006f428"/>
    </style:style>
    <style:style style:name="P4" style:family="paragraph" style:parent-style-name="Heading_20_1" style:master-page-name="Standard">
      <style:paragraph-properties fo:text-align="center" style:justify-single-word="false" style:page-number="auto"/>
    </style:style>
    <style:style style:name="P5" style:family="paragraph" style:parent-style-name="List_20_Paragraph" style:list-style-name="WWNum1"/>
    <style:style style:name="P6" style:family="paragraph" style:parent-style-name="List_20_Paragraph" style:list-style-name="WWNum1">
      <style:text-properties officeooo:paragraph-rsid="0007fd02"/>
    </style:style>
    <style:style style:name="P7" style:family="paragraph" style:parent-style-name="List_20_Paragraph" style:list-style-name="WWNum1">
      <style:text-properties officeooo:paragraph-rsid="00027405"/>
    </style:style>
    <style:style style:name="P8" style:family="paragraph" style:parent-style-name="List_20_Paragraph" style:list-style-name="WWNum1">
      <style:text-properties officeooo:paragraph-rsid="0004136d"/>
    </style:style>
    <style:style style:name="P9" style:family="paragraph" style:parent-style-name="List_20_Paragraph" style:list-style-name="WWNum1">
      <style:text-properties officeooo:paragraph-rsid="0006f428"/>
    </style:style>
    <style:style style:name="P10" style:family="paragraph" style:parent-style-name="List_20_Paragraph">
      <style:text-properties officeooo:rsid="0005eb2f" officeooo:paragraph-rsid="0005eb2f"/>
    </style:style>
    <style:style style:name="P11" style:family="paragraph" style:parent-style-name="List_20_Paragraph" style:list-style-name="WWNum1">
      <style:paragraph-properties fo:text-align="justify" style:justify-single-word="false"/>
    </style:style>
    <style:style style:name="P12" style:family="paragraph" style:parent-style-name="List_20_Paragraph" style:list-style-name="WWNum1">
      <style:paragraph-properties fo:margin-left="0cm" fo:margin-right="0cm" fo:text-indent="0cm" style:auto-text-indent="false"/>
      <style:text-properties officeooo:paragraph-rsid="00027405"/>
    </style:style>
    <style:style style:name="P13" style:family="paragraph" style:parent-style-name="List_20_Paragraph">
      <style:paragraph-properties fo:margin-left="0cm" fo:margin-right="0cm" fo:text-indent="0cm" style:auto-text-indent="false"/>
      <style:text-properties officeooo:rsid="0005eb2f" officeooo:paragraph-rsid="0005eb2f"/>
    </style:style>
    <style:style style:name="T1" style:family="text">
      <style:text-properties officeooo:rsid="00027405"/>
    </style:style>
    <style:style style:name="T2" style:family="text">
      <style:text-properties officeooo:rsid="0004136d"/>
    </style:style>
    <style:style style:name="T3" style:family="text">
      <style:text-properties officeooo:rsid="0005eb2f"/>
    </style:style>
    <style:style style:name="T4" style:family="text">
      <style:text-properties officeooo:rsid="0006f428"/>
    </style:style>
    <style:style style:name="T5" style:family="text">
      <style:text-properties officeooo:rsid="0007fd02"/>
    </style:style>
    <style:style style:name="T6" style:family="text">
      <style:text-properties officeooo:rsid="000a1c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AYE-AYE</text:h>
      <text:list xml:id="list3386416981" text:style-name="WWNum1">
        <text:list-header>
          <text:p text:style-name="P5"/>
          <text:p text:style-name="P12">I Sphen no <text:span text:style-name="T1">responsable</text:span> ny template sy ny design antsika.</text:p>
        </text:list-header>
      </text:list>
      <text:p text:style-name="P2">Rémarque :</text:p>
      <text:p text:style-name="P2"><text:tab/>-Nohon’ny tranga efa hita teo aloha(Tsy afaka nanao tâches mihitsy ny mpanao gestion de projet fa mbola mamaha olana hafa foana) dia tsy nasiana tâches na dev ny an’ny mpanao gestion de projet(Sphen sy ny tenako) fa mifantoka tanteraka amin’ny fanaovana gestion an’ny projet sy ny famahana olana ary ny debugage.</text:p>
      <text:p text:style-name="P10">-Misy fohy kely ary misy lava be reo tâches reo fa samy manomboka aloha dia avy eo mitambatra manao izay tsy vita ndray  isika.</text:p>
      <text:p text:style-name="P1"/>
      <text:list xml:id="list151908831350343" text:continue-numbering="true" text:style-name="WWNum1">
        <text:list-item>
          <text:p text:style-name="P6"><text:span text:style-name="T5">Mitady template an’ny page rehetra,  </text:span><text:span text:style-name="T1">array(« dev » =&gt; « </text:span><text:span text:style-name="T5">Sphen</text:span><text:span text:style-name="T1"> »)</text:span></text:p>
        </text:list-item>
        <text:list-item>
          <text:p text:style-name="P6"><text:span text:style-name="T5">Estimation du coût et du temps de la réalisation du projet,  </text:span><text:span text:style-name="T1">array(« dev » =&gt; « </text:span><text:span text:style-name="T5">Mandresy</text:span><text:span text:style-name="T1"> »)</text:span></text:p>
        </text:list-item>
        <text:list-item>
          <text:p text:style-name="P5">Front office :</text:p>
          <text:list>
            <text:list-item>
              <text:p text:style-name="P5"><text:span text:style-name="T1">page home</text:span> <text:s/><text:span text:style-name="T1">=</text:span> <text:span text:style-name="T1">array(« dev » =&gt; « </text:span><text:span text:style-name="T2">Rindra</text:span><text:span text:style-name="T1">»)</text:span></text:p>
              <text:list>
                <text:list-item>
                  <text:p text:style-name="P5">Menu (Login hôtel, login client, lien expérience)</text:p>
                </text:list-item>
                <text:list-item>
                  <text:p text:style-name="P5">Recherches</text:p>
                </text:list-item>
                <text:list-item>
                  <text:p text:style-name="P5">Suggestion</text:p>
                </text:list-item>
                <text:list-item>
                  <text:p text:style-name="P5">Réservation, expérience, Hôtel (Devenez hôte)</text:p>
                </text:list-item>
                <text:list-item>
                  <text:p text:style-name="P11">4 expériences random</text:p>
                </text:list-item>
                <text:list-item>
                  <text:p text:style-name="P11">Destination et expérience populaire</text:p>
                </text:list-item>
              </text:list>
            </text:list-item>
            <text:list-item>
              <text:p text:style-name="P7">Gestion compte utilisateur simple  , <text:span text:style-name="T1">array(« dev » =&gt; « </text:span><text:span text:style-name="T2">Kadder</text:span><text:span text:style-name="T1"> »)</text:span>:</text:p>
              <text:list>
                <text:list-item>
                  <text:p text:style-name="P5">Création de compte utilisateur<text:span text:style-name="T1">( page </text:span><text:span text:style-name="T2">login_</text:span><text:span text:style-name="T1">simple_user, cliquer-na ny soratra créer compte dia lasa créer compte ny formulaire)</text:span></text:p>
                </text:list-item>
                <text:list-item>
                  <text:p text:style-name="P8">Login <text:span text:style-name="T1">( page </text:span><text:span text:style-name="T2">login_</text:span><text:span text:style-name="T1">simple_user, cliquer-na ny soratra login dia lasa login ny formulaire)</text:span></text:p>
                </text:list-item>
                <text:list-item>
                  <text:p text:style-name="P5">Modification et suppression (confirmation javascript) du compte <text:span text:style-name="T1">(page simple_user_profil</text:span><text:span text:style-name="T2">e</text:span><text:span text:style-name="T1">, manao modification sy suppression info compte, rehefa cliquer-na ny supprimer dia misy js manontany oe confirmer suppression)</text:span></text:p>
                </text:list-item>
              </text:list>
            </text:list-item>
            <text:list-item>
              <text:p text:style-name="P7">Gestion compte utilisateur hôtel,  <text:span text:style-name="T1">array(« dev » =&gt; « </text:span><text:span text:style-name="T2">Kevin</text:span><text:span text:style-name="T1"> »)</text:span>:</text:p>
              <text:list>
                <text:list-item>
                  <text:p text:style-name="P5">Création de compte hôtel <text:span text:style-name="T2">( Mitovy amin’ny eo ambony fa page login_hotel fotsiny)</text:span></text:p>
                </text:list-item>
                <text:list-item>
                  <text:p text:style-name="P5">Login</text:p>
                </text:list-item>
                <text:list-item>
                  <text:p text:style-name="P5">Modification et suppression (confirmation javascript) du compte <text:span text:style-name="T2">(page hotel_profile)</text:span></text:p>
                </text:list-item>
              </text:list>
            </text:list-item>
            <text:list-item>
              <text:p text:style-name="P8">Gestion offre hôtel par compte hôtel,  <text:span text:style-name="T1">array(« dev » =&gt; « </text:span><text:span text:style-name="T2">Nambinina</text:span><text:span text:style-name="T1"> »)</text:span></text:p>
              <text:list>
                <text:list-item>
                  <text:p text:style-name="P5">Ajout des nouvelles offres <text:span text:style-name="T2">(page add_offer)</text:span></text:p>
                </text:list-item>
                <text:list-item>
                  <text:p text:style-name="P5">Modification et suppression (confirmation javascript) des offres<text:span text:style-name="T2">(edit_offer)</text:span></text:p>
                </text:list-item>
                <text:list-item>
                  <text:p text:style-name="P5">Liste des offres<text:span text:style-name="T2">(</text:span><text:span text:style-name="T4">hotel_</text:span><text:span text:style-name="T2">offer_list)</text:span></text:p>
                </text:list-item>
                <text:list-item>
                  <text:p text:style-name="P5">Listes des réservations effectuées dans l’hôtel<text:span text:style-name="T2">(hotel_booking_list)</text:span></text:p>
                </text:list-item>
              </text:list>
            </text:list-item>
            <text:list-item>
              <text:p text:style-name="P8">Gestion réservation par compte utilisateur simple,  <text:span text:style-name="T1">array(« dev » =&gt; « </text:span><text:span text:style-name="T2">Cedric</text:span><text:span text:style-name="T1"> »)</text:span></text:p>
              <text:list>
                <text:list-item>
                  <text:p text:style-name="P5">Liste avec trie des offres disponible <text:span text:style-name="T2">(</text:span><text:span text:style-name="T4">offer</text:span><text:span text:style-name="T2">_list)</text:span></text:p>
                </text:list-item>
                <text:list-item>
                  <text:p text:style-name="P5">Recherche multi critères<text:span text:style-name="T3">(Controlleur search_</text:span><text:span text:style-name="T4">offer</text:span><text:span text:style-name="T3">, Page </text:span><text:span text:style-name="T4">offer</text:span><text:span text:style-name="T3">_list)</text:span></text:p>
                </text:list-item>
                <text:list-item>
                  <text:p text:style-name="P5">Détails offres et notation<text:span text:style-name="T3">(</text:span><text:span text:style-name="T4">offer_detail)</text:span></text:p>
                </text:list-item>
                <text:list-item>
                  <text:p text:style-name="P5">Détails réservation<text:span text:style-name="T4">(reservation_detail)</text:span></text:p>
                </text:list-item>
                <text:list-item>
                  <text:p text:style-name="P5">Confirmation de la réservation<text:span text:style-name="T4">(confirm_resevation)</text:span></text:p>
                </text:list-item>
                <text:list-item>
                  <text:p text:style-name="P5">Liste des réservations (confirmé) et souhaits (confirmé ou pas)<text:span text:style-name="T4">(Javascript eny ambony)</text:span></text:p>
                </text:list-item>
              </text:list>
            </text:list-item>
            <text:list-item>
              <text:p text:style-name="P9">Gestion expérience,  <text:span text:style-name="T1">array(« dev » =&gt; « </text:span><text:span text:style-name="T4">Fabio</text:span><text:span text:style-name="T1"> »)</text:span></text:p>
              <text:list>
                <text:list-item>
                  <text:p text:style-name="P5">Liste avec trie des expériences disponible<text:span text:style-name="T4">(experience_list)</text:span></text:p>
                </text:list-item>
                <text:list-item>
                  <text:p text:style-name="P5">Détails de l’expériences<text:span text:style-name="T4">(experience_detail)</text:span></text:p>
                </text:list-item>
                <text:list-item>
                  <text:p text:style-name="P5"><text:soft-page-break/>Réservation de l’expérience<text:span text:style-name="T4">(experience_reservation)</text:span></text:p>
                </text:list-item>
                <text:list-item>
                  <text:p text:style-name="P5">Confirmation de l’expérience<text:span text:style-name="T4">(confirm_experience_reservation)</text:span></text:p>
                </text:list-item>
              </text:list>
            </text:list-item>
          </text:list>
        </text:list-item>
        <text:list-item>
          <text:p text:style-name="P5">Back-office :</text:p>
          <text:list>
            <text:list-item>
              <text:p text:style-name="P9">CRUD client simple,  <text:span text:style-name="T1">array(« dev » =&gt; « </text:span><text:span text:style-name="T4">Finoana</text:span><text:span text:style-name="T1"> »)</text:span></text:p>
            </text:list-item>
            <text:list-item>
              <text:p text:style-name="P9">CRUD client hôtel,  <text:span text:style-name="T1">array(« dev » =&gt; « </text:span><text:span text:style-name="T4">Jesôsy</text:span><text:span text:style-name="T1"> »)</text:span></text:p>
            </text:list-item>
            <text:list-item>
              <text:p text:style-name="P9">Gestion expériences,  <text:span text:style-name="T1">array(« dev » =&gt; « </text:span><text:span text:style-name="T4">Maria Magdalena</text:span><text:span text:style-name="T1"> »)</text:span></text:p>
            </text:list-item>
          </text:list>
        </text:list-item>
      </text:list>
      <text:p text:style-name="P3"><text:span text:style-name="T4">3) Insertion des données dans la base sql ,  </text:span><text:span text:style-name="T1">array(« dev » =&gt; « </text:span><text:span text:style-name="T4">Mario</text:span><text:span text:style-name="T1">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tilisateur Windows</meta:initial-creator>
    <meta:editing-cycles>6</meta:editing-cycles>
    <meta:creation-date>2021-08-13T05:56:00</meta:creation-date>
    <dc:date>2021-08-23T15:19:08.039000000</dc:date>
    <meta:editing-duration>PT4H44S</meta:editing-duration>
    <meta:generator>LibreOffice/7.0.3.1$Windows_X86_64 LibreOffice_project/d7547858d014d4cf69878db179d326fc3483e082</meta:generator>
    <meta:document-statistic meta:table-count="0" meta:image-count="0" meta:object-count="0" meta:page-count="2" meta:paragraph-count="45" meta:word-count="446" meta:character-count="2959" meta:non-whitespace-character-count="25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